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OD600</text:p>
          </table:table-cell>
        </table:table-row>
        <table:table-row table:style-name="ro1">
          <table:table-cell office:value-type="string" calcext:value-type="string">
            <text:p>GpA-1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string" calcext:value-type="string">
            <text:p>GpA-2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string" calcext:value-type="string">
            <text:p>GpA-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G83I-1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string" calcext:value-type="string">
            <text:p>G83I-2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string" calcext:value-type="string">
            <text:p>G83I-3</text:p>
          </table:table-cell>
          <table:table-cell office:value-type="float" office:value="0.314" calcext:value-type="float">
            <text:p>0.314</text:p>
          </table:table-cell>
        </table:table-row>
        <table:table-row table:style-name="ro1">
          <table:table-cell office:value-type="string" calcext:value-type="string">
            <text:p>NoTM-1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string" calcext:value-type="string">
            <text:p>NoTM-2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NoTM-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F12-1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F12-2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string" calcext:value-type="string">
            <text:p>2F12-3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string" calcext:value-type="string">
            <text:p>2H11-1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2H11-2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2H11-3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string" calcext:value-type="string">
            <text:p>1G2-1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string" calcext:value-type="string">
            <text:p>1G2-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1G2-3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string" calcext:value-type="string">
            <text:p>2H1-1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2H1-2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2H1-3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 office:value-type="string" calcext:value-type="string">
            <text:p>2H7-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H7-2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string" calcext:value-type="string">
            <text:p>2H7-3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string" calcext:value-type="string">
            <text:p>LWT12-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LWT12-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LWT12-3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LM1_12-1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string" calcext:value-type="string">
            <text:p>LM1_12-2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LM1_12-3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string" calcext:value-type="string">
            <text:p>LM2_6-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LM2_6-2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LM2_6-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RWT6-1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string" calcext:value-type="string">
            <text:p>RWT6-2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string" calcext:value-type="string">
            <text:p>RWT6-3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RM1_11-1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RM1_11-2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string" calcext:value-type="string">
            <text:p>RM1_11-3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L8-1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L8-2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string" calcext:value-type="string">
            <text:p>L8-3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string" calcext:value-type="string">
            <text:p>LM2_11-1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LM2_11-2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string" calcext:value-type="string">
            <text:p>LM2_11-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L4-1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string" calcext:value-type="string">
            <text:p>L4-2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string" calcext:value-type="string">
            <text:p>L4-3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LM1_5-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>
          <table:table-cell office:value-type="string" calcext:value-type="string">
            <text:p>LM1_5-2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LM1_5-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>
          <table:table-cell office:value-type="string" calcext:value-type="string">
            <text:p>LM2_10-1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LM2_10-2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LM2_10-3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string" calcext:value-type="string">
            <text:p>RWT3-1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RWT3-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RWT3-3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string" calcext:value-type="string">
            <text:p>RM2_10-1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string" calcext:value-type="string">
            <text:p>RM2_10-2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RM2_10-3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string" calcext:value-type="string">
            <text:p>R5-1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string" calcext:value-type="string">
            <text:p>R5-2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string" calcext:value-type="string">
            <text:p>R5-3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RM1_10-1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string" calcext:value-type="string">
            <text:p>RM1_10-2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string" calcext:value-type="string">
            <text:p>RM1_10-3</text:p>
          </table:table-cell>
          <table:table-cell office:value-type="float" office:value="0.302" calcext:value-type="float">
            <text:p>0.3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03:29:27.101984872</meta:creation-date>
    <dc:date>2024-03-19T03:39:26.367812726</dc:date>
    <meta:editing-duration>PT9M59S</meta:editing-duration>
    <meta:editing-cycles>1</meta:editing-cycles>
    <meta:document-statistic meta:table-count="1" meta:cell-count="134" meta:object-count="0"/>
    <meta:generator>LibreOffice/7.3.7.2$Linux_X86_64 LibreOffice_project/30$Build-2</meta:generator>
  </office:meta>
</office:document-meta>
</file>